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35fd3" officeooo:paragraph-rsid="00035fd3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4261b" officeooo:paragraph-rsid="0004261b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47788" officeooo:paragraph-rsid="00047788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35fd3" officeooo:paragraph-rsid="00035fd3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035fd3" officeooo:paragraph-rsid="00035fd3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035fd3" officeooo:paragraph-rsid="00035fd3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04261b" officeooo:paragraph-rsid="0004261b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047788" officeooo:paragraph-rsid="000aa217" style:font-weight-asian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bold" officeooo:rsid="00035fd3" officeooo:paragraph-rsid="00035fd3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4261b" officeooo:paragraph-rsid="0004261b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4261b" officeooo:paragraph-rsid="000983ee" style:font-weight-asian="bold" style:font-weight-complex="bold"/>
    </style:style>
    <style:style style:name="P12" style:family="paragraph" style:parent-style-name="Standard" style:list-style-name="L2">
      <style:paragraph-properties fo:text-align="start" style:justify-single-word="false"/>
      <style:text-properties style:text-underline-style="solid" style:text-underline-width="auto" style:text-underline-color="font-color" fo:font-weight="bold" officeooo:rsid="0004261b" officeooo:paragraph-rsid="000983ee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paragraph-rsid="000983ee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aa217" officeooo:paragraph-rsid="000aa217" style:font-weight-asian="bold" style:font-weight-complex="bold"/>
    </style:style>
    <style:style style:name="P15" style:family="paragraph" style:parent-style-name="Standard" style:list-style-name="L2">
      <style:text-properties officeooo:paragraph-rsid="000983ee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35fd3" style:font-weight-asian="normal" style:font-weight-complex="normal"/>
    </style:style>
    <style:style style:name="T4" style:family="text">
      <style:text-properties style:text-underline-style="none" fo:font-weight="normal" officeooo:rsid="0004261b" style:font-weight-asian="normal" style:font-weight-complex="normal"/>
    </style:style>
    <style:style style:name="T5" style:family="text">
      <style:text-properties style:text-underline-style="none" officeooo:rsid="00035fd3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0668c1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ext File Analysis Project</text:p>
      <text:p text:style-name="P5"/>
      <text:p text:style-name="P5">Program contains <text:span text:style-name="T7">2</text:span> different functions. They are:</text:p>
      <text:p text:style-name="P1"><text:span text:style-name="T1">main()</text:span><text:span text:style-name="T2">: Function that runs the whole project.</text:span></text:p>
      <text:p text:style-name="P1"><text:span text:style-name="T1">letterFromPosition(int)</text:span><text:span text:style-name="T2">: takes integer representation of a letter and return that particular letter.</text:span></text:p>
      <text:p text:style-name="P5"/>
      <text:p text:style-name="P3">Code Operation</text:p>
      <text:list xml:id="list468315022" text:style-name="L1">
        <text:list-item>
          <text:p text:style-name="P6">Prompts user for name of text file (including extension of the file, example: test.txt).</text:p>
        </text:list-item>
        <text:list-item>
          <text:p text:style-name="P6">Allocates recommended memory to a variable to hold file content using “malloc”.</text:p>
        </text:list-item>
        <text:list-item>
          <text:p text:style-name="P9"><text:span text:style-name="T2">Reads file into the variable (returns “</text:span><text:span text:style-name="T4">Error: Could not find your file” if not able to read file).</text:span></text:p>
        </text:list-item>
        <text:list-item>
          <text:p text:style-name="P7">Scan through file content and store each word into an array.</text:p>
        </text:list-item>
        <text:list-item>
          <text:p text:style-name="P7">During scanning, programs counts:</text:p>
          <text:list>
            <text:list-item>
              <text:p text:style-name="P7">The total number of words in file.</text:p>
            </text:list-item>
            <text:list-item>
              <text:p text:style-name="P7">The total number of characters in the file.</text:p>
            </text:list-item>
            <text:list-item>
              <text:p text:style-name="P7">Number of times each letter starts difference words in the file.</text:p>
            </text:list-item>
          </text:list>
        </text:list-item>
      </text:list>
      <text:p text:style-name="P2"><text:span text:style-name="T2"><text:s text:c="6"/></text:span><text:span text:style-name="T1">6)</text:span><text:span text:style-name="T2"><text:tab/>Programs checks letter that starts most words with the help of the </text:span><text:span text:style-name="T5">letterFromPosition</text:span><text:span text:style-name="T3"> </text:span><text:span text:style-name="T2">function.</text:span></text:p>
      <text:p text:style-name="P2"><text:span text:style-name="T2"><text:s text:c="6"/></text:span><text:span text:style-name="T1">7)</text:span><text:span text:style-name="T2"> <text:s text:c="2"/>Finally, program prints the statistics nicely.</text:span></text:p>
      <text:p text:style-name="P2"><text:span text:style-name="T2"/></text:p>
      <text:p text:style-name="P13">Major Variables</text:p>
      <text:list xml:id="list265923122" text:style-name="L2">
        <text:list-item>
          <text:p text:style-name="P15"><text:span text:style-name="T8">fileName(char):</text:span> holds file name taken from user.</text:p>
        </text:list-item>
        <text:list-item>
          <text:p text:style-name="P15"><text:span text:style-name="T8">fileContent(char):</text:span> pointer to content read from text file.</text:p>
        </text:list-item>
        <text:list-item>
          <text:p text:style-name="P15"><text:span text:style-name="T8">filePointer(FILE):</text:span> pointer to file.</text:p>
        </text:list-item>
        <text:list-item>
          <text:p text:style-name="P15"><text:span text:style-name="T8">wordCount(int):</text:span> holds total number of words in file.</text:p>
        </text:list-item>
        <text:list-item>
          <text:p text:style-name="P15"><text:span text:style-name="T8">characterCount(int):</text:span> holds total number of characters in file.</text:p>
        </text:list-item>
        <text:list-item>
          <text:p text:style-name="P15"><text:span text:style-name="T8">mostWordStart(char):</text:span> holds letter that starts most words in file.</text:p>
        </text:list-item>
        <text:list-item>
          <text:p text:style-name="P15"><text:span text:style-name="T8">wordStartCount(int):</text:span> holds the count of the letter that starts most words.</text:p>
        </text:list-item>
        <text:list-item>
          <text:p text:style-name="P12"><text:span text:style-name="T1">WordStarterMonitor(int):</text:span><text:span text:style-name="T2"> array of how many times each letter starts different words.</text:span></text:p>
        </text:list-item>
      </text:list>
      <text:p text:style-name="P11"><text:span text:style-name="T2"/></text:p>
      <text:p text:style-name="P14">Source Code</text:p>
      <text:p text:style-name="P14"><text:span text:style-name="T2"/></text:p>
      <text:p text:style-name="P8">#include &lt;stdio.h&gt;</text:p>
      <text:p text:style-name="P8">#include &lt;stdlib.h&gt;</text:p>
      <text:p text:style-name="P8">#include &lt;sys/stat.h&gt;</text:p>
      <text:p text:style-name="P8">#include &lt;ctype.h&gt;</text:p>
      <text:p text:style-name="P8">#define FILE_NAME_LENGTH 20</text:p>
      <text:p text:style-name="P8"/>
      <text:p text:style-name="P8">// function declarations</text:p>
      <text:p text:style-name="P8">char letterFromPosition(int);</text:p>
      <text:p text:style-name="P8"/>
      <text:p text:style-name="P8">// main function</text:p>
      <text:p text:style-name="P8">int main()</text:p>
      <text:p text:style-name="P8">{</text:p>
      <text:p text:style-name="P8"><text:s text:c="4"/>// get text file name from user</text:p>
      <text:p text:style-name="P8"><text:s text:c="4"/>char fileName[FILE_NAME_LENGTH];</text:p>
      <text:p text:style-name="P8"><text:s text:c="4"/>printf("Enter the name of the text file. Example: test.txt: ");</text:p>
      <text:p text:style-name="P8"><text:s text:c="4"/>scanf("%s", &amp;fileName);</text:p>
      <text:p text:style-name="P8"/>
      <text:p text:style-name="P8"><text:s text:c="4"/>const char *fileNamePointer = fileName;</text:p>
      <text:p text:style-name="P8"><text:soft-page-break/></text:p>
      <text:p text:style-name="P8"><text:s text:c="4"/>// generate recommended memory size for file reading</text:p>
      <text:p text:style-name="P8"><text:s text:c="4"/>struct stat sb;</text:p>
      <text:p text:style-name="P8"><text:s text:c="4"/>stat(fileNamePointer, &amp;sb);</text:p>
      <text:p text:style-name="P8"><text:s text:c="4"/>char *fileContent = malloc(sb.st_size);</text:p>
      <text:p text:style-name="P8"/>
      <text:p text:style-name="P8"><text:s text:c="4"/>// open file</text:p>
      <text:p text:style-name="P8"><text:s text:c="4"/>FILE *filePointer;</text:p>
      <text:p text:style-name="P8"><text:s text:c="4"/>if ((filePointer = fopen(fileNamePointer, "r")) == NULL)</text:p>
      <text:p text:style-name="P8"><text:s text:c="4"/>{</text:p>
      <text:p text:style-name="P8"><text:s text:c="8"/>printf("Error: Could not find your file");</text:p>
      <text:p text:style-name="P8"><text:s text:c="8"/>// exit program</text:p>
      <text:p text:style-name="P8"><text:s text:c="8"/>exit(1);</text:p>
      <text:p text:style-name="P8"><text:s text:c="4"/>}</text:p>
      <text:p text:style-name="P8"/>
      <text:p text:style-name="P8"><text:s text:c="4"/>// variables for analyzing text file</text:p>
      <text:p text:style-name="P8"><text:s text:c="4"/>int wordCount = 0;</text:p>
      <text:p text:style-name="P8"><text:s text:c="4"/>int characterCount = 0;</text:p>
      <text:p text:style-name="P8"><text:s text:c="4"/>char mostWordStart;</text:p>
      <text:p text:style-name="P8"><text:s text:c="4"/>int wordStartCount = 0;</text:p>
      <text:p text:style-name="P8"><text:s text:c="4"/>int wordStarterMonitor[26] = {0};</text:p>
      <text:p text:style-name="P8"/>
      <text:p text:style-name="P8"><text:s text:c="4"/>// read text file word by word including punctuations</text:p>
      <text:p text:style-name="P8"><text:s text:c="4"/>while (fscanf(filePointer, "%s", fileContent) != EOF)</text:p>
      <text:p text:style-name="P8"><text:s text:c="4"/>{</text:p>
      <text:p text:style-name="P8"><text:s text:c="8"/>// increase number of words</text:p>
      <text:p text:style-name="P8"><text:s text:c="8"/>wordCount++;</text:p>
      <text:p text:style-name="P8"/>
      <text:p text:style-name="P8"><text:s text:c="8"/>// count number of characters in word including punctuation</text:p>
      <text:p text:style-name="P8"><text:s text:c="8"/>for (int i = 0; fileContent[i] != '\0'; i++)</text:p>
      <text:p text:style-name="P8"><text:s text:c="8"/>{</text:p>
      <text:p text:style-name="P8"><text:s text:c="12"/>// increase number of characters</text:p>
      <text:p text:style-name="P8"><text:s text:c="12"/>characterCount++;</text:p>
      <text:p text:style-name="P8"><text:s text:c="8"/>}</text:p>
      <text:p text:style-name="P8"/>
      <text:p text:style-name="P8"><text:s text:c="8"/>// check number of words that start with each letter (case insensitive)</text:p>
      <text:p text:style-name="P8"><text:s text:c="8"/>switch (toupper(fileContent[0]))</text:p>
      <text:p text:style-name="P8"><text:s text:c="8"/>{</text:p>
      <text:p text:style-name="P8"><text:s text:c="8"/>case 'A':</text:p>
      <text:p text:style-name="P8"><text:s text:c="12"/>wordStarterMonitor[0]++;</text:p>
      <text:p text:style-name="P8"><text:s text:c="12"/>break;</text:p>
      <text:p text:style-name="P8"><text:s text:c="8"/>case 'B':</text:p>
      <text:p text:style-name="P8"><text:s text:c="12"/>wordStarterMonitor[1]++;</text:p>
      <text:p text:style-name="P8"><text:s text:c="12"/>break;</text:p>
      <text:p text:style-name="P8"><text:s text:c="8"/>case 'C':</text:p>
      <text:p text:style-name="P8"><text:s text:c="12"/>wordStarterMonitor[2]++;</text:p>
      <text:p text:style-name="P8"><text:s text:c="12"/>break;</text:p>
      <text:p text:style-name="P8"><text:s text:c="8"/>case 'D':</text:p>
      <text:p text:style-name="P8"><text:s text:c="12"/>wordStarterMonitor[3]++;</text:p>
      <text:p text:style-name="P8"><text:soft-page-break/><text:s text:c="12"/>break;</text:p>
      <text:p text:style-name="P8"><text:s text:c="8"/>case 'E':</text:p>
      <text:p text:style-name="P8"><text:s text:c="12"/>wordStarterMonitor[4]++;</text:p>
      <text:p text:style-name="P8"><text:s text:c="12"/>break;</text:p>
      <text:p text:style-name="P8"><text:s text:c="8"/>case 'F':</text:p>
      <text:p text:style-name="P8"><text:s text:c="12"/>wordStarterMonitor[5]++;</text:p>
      <text:p text:style-name="P8"><text:s text:c="12"/>break;</text:p>
      <text:p text:style-name="P8"><text:s text:c="8"/>case 'G':</text:p>
      <text:p text:style-name="P8"><text:s text:c="12"/>wordStarterMonitor[6]++;</text:p>
      <text:p text:style-name="P8"><text:s text:c="12"/>break;</text:p>
      <text:p text:style-name="P8"><text:s text:c="8"/>case 'H':</text:p>
      <text:p text:style-name="P8"><text:s text:c="12"/>wordStarterMonitor[7]++;</text:p>
      <text:p text:style-name="P8"><text:s text:c="12"/>break;</text:p>
      <text:p text:style-name="P8"><text:s text:c="8"/>case 'I':</text:p>
      <text:p text:style-name="P8"><text:s text:c="12"/>wordStarterMonitor[8]++;</text:p>
      <text:p text:style-name="P8"><text:s text:c="12"/>break;</text:p>
      <text:p text:style-name="P8"><text:s text:c="8"/>case 'J':</text:p>
      <text:p text:style-name="P8"><text:s text:c="12"/>wordStarterMonitor[9]++;</text:p>
      <text:p text:style-name="P8"><text:s text:c="12"/>break;</text:p>
      <text:p text:style-name="P8"><text:s text:c="8"/>case 'K':</text:p>
      <text:p text:style-name="P8"><text:s text:c="12"/>wordStarterMonitor[10]++;</text:p>
      <text:p text:style-name="P8"><text:s text:c="12"/>break;</text:p>
      <text:p text:style-name="P8"><text:s text:c="8"/>case 'L':</text:p>
      <text:p text:style-name="P8"><text:s text:c="12"/>wordStarterMonitor[11]++;</text:p>
      <text:p text:style-name="P8"><text:s text:c="12"/>break;</text:p>
      <text:p text:style-name="P8"><text:s text:c="8"/>case 'M':</text:p>
      <text:p text:style-name="P8"><text:s text:c="12"/>wordStarterMonitor[12]++;</text:p>
      <text:p text:style-name="P8"><text:s text:c="12"/>break;</text:p>
      <text:p text:style-name="P8"><text:s text:c="8"/>case 'N':</text:p>
      <text:p text:style-name="P8"><text:s text:c="12"/>wordStarterMonitor[13]++;</text:p>
      <text:p text:style-name="P8"><text:s text:c="12"/>break;</text:p>
      <text:p text:style-name="P8"><text:s text:c="8"/>case 'O':</text:p>
      <text:p text:style-name="P8"><text:s text:c="12"/>wordStarterMonitor[14]++;</text:p>
      <text:p text:style-name="P8"><text:s text:c="12"/>break;</text:p>
      <text:p text:style-name="P8"><text:s text:c="8"/>case 'P':</text:p>
      <text:p text:style-name="P8"><text:s text:c="12"/>wordStarterMonitor[15]++;</text:p>
      <text:p text:style-name="P8"><text:s text:c="12"/>break;</text:p>
      <text:p text:style-name="P8"><text:s text:c="8"/>case 'Q':</text:p>
      <text:p text:style-name="P8"><text:s text:c="12"/>wordStarterMonitor[16]++;</text:p>
      <text:p text:style-name="P8"><text:s text:c="12"/>break;</text:p>
      <text:p text:style-name="P8"><text:s text:c="8"/>case 'R':</text:p>
      <text:p text:style-name="P8"><text:s text:c="12"/>wordStarterMonitor[17]++;</text:p>
      <text:p text:style-name="P8"><text:s text:c="12"/>break;</text:p>
      <text:p text:style-name="P8"><text:s text:c="8"/>case 'S':</text:p>
      <text:p text:style-name="P8"><text:s text:c="12"/>wordStarterMonitor[18]++;</text:p>
      <text:p text:style-name="P8"><text:s text:c="12"/>break;</text:p>
      <text:p text:style-name="P8"><text:s text:c="8"/>case 'T':</text:p>
      <text:p text:style-name="P8"><text:s text:c="12"/>wordStarterMonitor[19]++;</text:p>
      <text:p text:style-name="P8"><text:s text:c="12"/>break;</text:p>
      <text:p text:style-name="P8"><text:soft-page-break/><text:s text:c="8"/>case 'U':</text:p>
      <text:p text:style-name="P8"><text:s text:c="12"/>wordStarterMonitor[20]++;</text:p>
      <text:p text:style-name="P8"><text:s text:c="12"/>break;</text:p>
      <text:p text:style-name="P8"><text:s text:c="8"/>case 'V':</text:p>
      <text:p text:style-name="P8"><text:s text:c="12"/>wordStarterMonitor[21]++;</text:p>
      <text:p text:style-name="P8"><text:s text:c="12"/>break;</text:p>
      <text:p text:style-name="P8"><text:s text:c="8"/>case 'W':</text:p>
      <text:p text:style-name="P8"><text:s text:c="12"/>wordStarterMonitor[22]++;</text:p>
      <text:p text:style-name="P8"><text:s text:c="12"/>break;</text:p>
      <text:p text:style-name="P8"><text:s text:c="8"/>case 'X':</text:p>
      <text:p text:style-name="P8"><text:s text:c="12"/>wordStarterMonitor[23]++;</text:p>
      <text:p text:style-name="P8"><text:s text:c="12"/>break;</text:p>
      <text:p text:style-name="P8"><text:s text:c="8"/>case 'Y':</text:p>
      <text:p text:style-name="P8"><text:s text:c="12"/>wordStarterMonitor[24]++;</text:p>
      <text:p text:style-name="P8"><text:s text:c="12"/>break;</text:p>
      <text:p text:style-name="P8"><text:s text:c="8"/>case 'Z':</text:p>
      <text:p text:style-name="P8"><text:s text:c="12"/>wordStarterMonitor[25]++;</text:p>
      <text:p text:style-name="P8"><text:s text:c="12"/>break;</text:p>
      <text:p text:style-name="P8"><text:s text:c="8"/>default:</text:p>
      <text:p text:style-name="P8"><text:s text:c="12"/>break;</text:p>
      <text:p text:style-name="P8"><text:s text:c="8"/>}</text:p>
      <text:p text:style-name="P8"><text:s text:c="4"/>}</text:p>
      <text:p text:style-name="P8"/>
      <text:p text:style-name="P8"><text:s text:c="4"/>// check letter that starts most words</text:p>
      <text:p text:style-name="P8"><text:s text:c="4"/>for (int i = 0; i &lt; 26; i++)</text:p>
      <text:p text:style-name="P8"><text:s text:c="4"/>{</text:p>
      <text:p text:style-name="P8"><text:s text:c="8"/>if (wordStarterMonitor[i] &gt; wordStartCount)</text:p>
      <text:p text:style-name="P8"><text:s text:c="8"/>{</text:p>
      <text:p text:style-name="P8"><text:s text:c="12"/>wordStartCount = wordStarterMonitor[i];</text:p>
      <text:p text:style-name="P8"><text:s text:c="12"/>mostWordStart = letterFromPosition(i);</text:p>
      <text:p text:style-name="P8"><text:s text:c="8"/>}</text:p>
      <text:p text:style-name="P8"><text:s text:c="4"/>}</text:p>
      <text:p text:style-name="P8"/>
      <text:p text:style-name="P8"><text:s text:c="4"/>// print all statistics</text:p>
      <text:p text:style-name="P8"><text:s text:c="4"/>printf("\n\nThe total number of words are: %d\n\n", wordCount);</text:p>
      <text:p text:style-name="P8"><text:s text:c="4"/>printf("\n\nThe total number of characters are: %d\n\n", characterCount);</text:p>
      <text:p text:style-name="P8"/>
      <text:p text:style-name="P8"><text:s text:c="4"/>printf("\n\nThe number of words starting with A: %d\n", wordStarterMonitor[0]);</text:p>
      <text:p text:style-name="P8"><text:s text:c="4"/>printf("\nThe number of words starting with B: %d\n", wordStarterMonitor[1]);</text:p>
      <text:p text:style-name="P8"><text:s text:c="4"/>printf("\nThe number of words starting with C: %d\n", wordStarterMonitor[2]);</text:p>
      <text:p text:style-name="P8"><text:s text:c="4"/>printf("\nThe number of words starting with D: %d\n", wordStarterMonitor[3]);</text:p>
      <text:p text:style-name="P8"><text:s text:c="4"/>printf("\nThe number of words starting with E: %d\n", wordStarterMonitor[4]);</text:p>
      <text:p text:style-name="P8"><text:s text:c="4"/>printf("\nThe number of words starting with F: %d\n", wordStarterMonitor[5]);</text:p>
      <text:p text:style-name="P8"><text:s text:c="4"/>printf("\nThe number of words starting with G: %d\n", wordStarterMonitor[6]);</text:p>
      <text:p text:style-name="P8"><text:s text:c="4"/>printf("\nThe number of words starting with H: %d\n", wordStarterMonitor[7]);</text:p>
      <text:p text:style-name="P8"><text:s text:c="4"/>printf("\nThe number of words starting with I: %d\n", wordStarterMonitor[8]);</text:p>
      <text:p text:style-name="P8"><text:s text:c="4"/>printf("\nThe number of words starting with J: %d\n", wordStarterMonitor[9]);</text:p>
      <text:p text:style-name="P8"><text:s text:c="4"/>printf("\nThe number of words starting with K: %d\n", wordStarterMonitor[10]);</text:p>
      <text:p text:style-name="P8"><text:s text:c="4"/>printf("\nThe number of words starting with L: %d\n", wordStarterMonitor[11]);</text:p>
      <text:p text:style-name="P8"><text:soft-page-break/><text:s text:c="4"/>printf("\nThe number of words starting with M: %d\n", wordStarterMonitor[12]);</text:p>
      <text:p text:style-name="P8"><text:s text:c="4"/>printf("\nThe number of words starting with N: %d\n", wordStarterMonitor[13]);</text:p>
      <text:p text:style-name="P8"><text:s text:c="4"/>printf("\nThe number of words starting with O: %d\n", wordStarterMonitor[14]);</text:p>
      <text:p text:style-name="P8"><text:s text:c="4"/>printf("\nThe number of words starting with P: %d\n", wordStarterMonitor[15]);</text:p>
      <text:p text:style-name="P8"><text:s text:c="4"/>printf("\nThe number of words starting with Q: %d\n", wordStarterMonitor[16]);</text:p>
      <text:p text:style-name="P8"><text:s text:c="4"/>printf("\nThe number of words starting with R: %d\n", wordStarterMonitor[17]);</text:p>
      <text:p text:style-name="P8"><text:s text:c="4"/>printf("\nThe number of words starting with S: %d\n", wordStarterMonitor[18]);</text:p>
      <text:p text:style-name="P8"><text:s text:c="4"/>printf("\nThe number of words starting with T: %d\n", wordStarterMonitor[19]);</text:p>
      <text:p text:style-name="P8"><text:s text:c="4"/>printf("\nThe number of words starting with U: %d\n", wordStarterMonitor[20]);</text:p>
      <text:p text:style-name="P8"><text:s text:c="4"/>printf("\nThe number of words starting with V: %d\n", wordStarterMonitor[21]);</text:p>
      <text:p text:style-name="P8"><text:s text:c="4"/>printf("\nThe number of words starting with W: %d\n", wordStarterMonitor[22]);</text:p>
      <text:p text:style-name="P8"><text:s text:c="4"/>printf("\nThe number of words starting with X: %d\n", wordStarterMonitor[23]);</text:p>
      <text:p text:style-name="P8"><text:s text:c="4"/>printf("\nThe number of words starting with Y: %d\n", wordStarterMonitor[24]);</text:p>
      <text:p text:style-name="P8"><text:s text:c="4"/>printf("\nThe number of words starting with Z: %d\n\n", wordStarterMonitor[25]);</text:p>
      <text:p text:style-name="P8"/>
      <text:p text:style-name="P8"><text:s text:c="4"/>printf("\n\nThe letter that starts most words is : %c\n\n", mostWordStart);</text:p>
      <text:p text:style-name="P8"><text:s text:c="4"/>fclose(filePointer);</text:p>
      <text:p text:style-name="P8"><text:s text:c="4"/>exit(EXIT_SUCCESS);</text:p>
      <text:p text:style-name="P8">}</text:p>
      <text:p text:style-name="P8"/>
      <text:p text:style-name="P8">// takes integer representation of a letter and returns the letter</text:p>
      <text:p text:style-name="P8">char letterFromPosition(int position)</text:p>
      <text:p text:style-name="P8">{</text:p>
      <text:p text:style-name="P8"><text:s text:c="4"/>char letter;</text:p>
      <text:p text:style-name="P8"><text:s text:c="4"/>switch (position)</text:p>
      <text:p text:style-name="P8"><text:s text:c="4"/>{</text:p>
      <text:p text:style-name="P8"><text:s text:c="4"/>case 0:</text:p>
      <text:p text:style-name="P8"><text:s text:c="8"/>letter = 'A';</text:p>
      <text:p text:style-name="P8"><text:s text:c="8"/>break;</text:p>
      <text:p text:style-name="P8"><text:s text:c="4"/>case 1:</text:p>
      <text:p text:style-name="P8"><text:s text:c="8"/>letter = 'B';</text:p>
      <text:p text:style-name="P8"><text:s text:c="8"/>break;</text:p>
      <text:p text:style-name="P8"><text:s text:c="4"/>case 2:</text:p>
      <text:p text:style-name="P8"><text:s text:c="8"/>letter = 'C';</text:p>
      <text:p text:style-name="P8"><text:s text:c="8"/>break;</text:p>
      <text:p text:style-name="P8"><text:s text:c="4"/>case 3:</text:p>
      <text:p text:style-name="P8"><text:s text:c="8"/>letter = 'D';</text:p>
      <text:p text:style-name="P8"><text:s text:c="8"/>break;</text:p>
      <text:p text:style-name="P8"><text:s text:c="4"/>case 4:</text:p>
      <text:p text:style-name="P8"><text:s text:c="8"/>letter = 'E';</text:p>
      <text:p text:style-name="P8"><text:s text:c="8"/>break;</text:p>
      <text:p text:style-name="P8"><text:s text:c="4"/>case 5:</text:p>
      <text:p text:style-name="P8"><text:s text:c="8"/>letter = 'F';</text:p>
      <text:p text:style-name="P8"><text:s text:c="8"/>break;</text:p>
      <text:p text:style-name="P8"><text:s text:c="4"/>case 6:</text:p>
      <text:p text:style-name="P8"><text:s text:c="8"/>letter = 'G';</text:p>
      <text:p text:style-name="P8"><text:s text:c="8"/>break;</text:p>
      <text:p text:style-name="P8"><text:s text:c="4"/>case 7:</text:p>
      <text:p text:style-name="P8"><text:s text:c="8"/>letter = 'H';</text:p>
      <text:p text:style-name="P8"><text:soft-page-break/><text:s text:c="8"/>break;</text:p>
      <text:p text:style-name="P8"><text:s text:c="4"/>case 8:</text:p>
      <text:p text:style-name="P8"><text:s text:c="8"/>letter = 'I';</text:p>
      <text:p text:style-name="P8"><text:s text:c="8"/>break;</text:p>
      <text:p text:style-name="P8"><text:s text:c="4"/>case 9:</text:p>
      <text:p text:style-name="P8"><text:s text:c="8"/>letter = 'J';</text:p>
      <text:p text:style-name="P8"><text:s text:c="8"/>break;</text:p>
      <text:p text:style-name="P8"><text:s text:c="4"/>case 10:</text:p>
      <text:p text:style-name="P8"><text:s text:c="8"/>letter = 'K';</text:p>
      <text:p text:style-name="P8"><text:s text:c="8"/>break;</text:p>
      <text:p text:style-name="P8"><text:s text:c="4"/>case 11:</text:p>
      <text:p text:style-name="P8"><text:s text:c="8"/>letter = 'L';</text:p>
      <text:p text:style-name="P8"><text:s text:c="8"/>break;</text:p>
      <text:p text:style-name="P8"><text:s text:c="4"/>case 12:</text:p>
      <text:p text:style-name="P8"><text:s text:c="8"/>letter = 'M';</text:p>
      <text:p text:style-name="P8"><text:s text:c="8"/>break;</text:p>
      <text:p text:style-name="P8"><text:s text:c="4"/>case 13:</text:p>
      <text:p text:style-name="P8"><text:s text:c="8"/>letter = 'N';</text:p>
      <text:p text:style-name="P8"><text:s text:c="8"/>break;</text:p>
      <text:p text:style-name="P8"><text:s text:c="4"/>case 14:</text:p>
      <text:p text:style-name="P8"><text:s text:c="8"/>letter = 'O';</text:p>
      <text:p text:style-name="P8"><text:s text:c="8"/>break;</text:p>
      <text:p text:style-name="P8"><text:s text:c="4"/>case 15:</text:p>
      <text:p text:style-name="P8"><text:s text:c="8"/>letter = 'P';</text:p>
      <text:p text:style-name="P8"><text:s text:c="8"/>break;</text:p>
      <text:p text:style-name="P8"><text:s text:c="4"/>case 16:</text:p>
      <text:p text:style-name="P8"><text:s text:c="8"/>letter = 'Q';</text:p>
      <text:p text:style-name="P8"><text:s text:c="8"/>break;</text:p>
      <text:p text:style-name="P8"><text:s text:c="4"/>case 17:</text:p>
      <text:p text:style-name="P8"><text:s text:c="8"/>letter = 'R';</text:p>
      <text:p text:style-name="P8"><text:s text:c="8"/>break;</text:p>
      <text:p text:style-name="P8"><text:s text:c="4"/>case 18:</text:p>
      <text:p text:style-name="P8"><text:s text:c="8"/>letter = 'S';</text:p>
      <text:p text:style-name="P8"><text:s text:c="8"/>break;</text:p>
      <text:p text:style-name="P8"><text:s text:c="4"/>case 19:</text:p>
      <text:p text:style-name="P8"><text:s text:c="8"/>letter = 'T';</text:p>
      <text:p text:style-name="P8"><text:s text:c="8"/>break;</text:p>
      <text:p text:style-name="P8"><text:s text:c="4"/>case 20:</text:p>
      <text:p text:style-name="P8"><text:s text:c="8"/>letter = 'U';</text:p>
      <text:p text:style-name="P8"><text:s text:c="8"/>break;</text:p>
      <text:p text:style-name="P8"><text:s text:c="4"/>case 21:</text:p>
      <text:p text:style-name="P8"><text:s text:c="8"/>letter = 'V';</text:p>
      <text:p text:style-name="P8"><text:s text:c="8"/>break;</text:p>
      <text:p text:style-name="P8"><text:s text:c="4"/>case 22:</text:p>
      <text:p text:style-name="P8"><text:s text:c="8"/>letter = 'W';</text:p>
      <text:p text:style-name="P8"><text:s text:c="8"/>break;</text:p>
      <text:p text:style-name="P8"><text:s text:c="4"/>case 23:</text:p>
      <text:p text:style-name="P8"><text:s text:c="8"/>letter = 'X';</text:p>
      <text:p text:style-name="P8"><text:s text:c="8"/>break;</text:p>
      <text:p text:style-name="P8"><text:soft-page-break/><text:s text:c="4"/>case 24:</text:p>
      <text:p text:style-name="P8"><text:s text:c="8"/>letter = 'Y';</text:p>
      <text:p text:style-name="P8"><text:s text:c="8"/>break;</text:p>
      <text:p text:style-name="P8"><text:s text:c="4"/>case 25:</text:p>
      <text:p text:style-name="P8"><text:s text:c="8"/>letter = 'Z';</text:p>
      <text:p text:style-name="P8"><text:s text:c="8"/>break;</text:p>
      <text:p text:style-name="P8"><text:s text:c="4"/>default:</text:p>
      <text:p text:style-name="P8"><text:s text:c="8"/>break;</text:p>
      <text:p text:style-name="P8"><text:s text:c="4"/>}</text:p>
      <text:p text:style-name="P8"><text:s text:c="4"/>return letter;</text:p>
      <text:p text:style-name="P8">}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5T17:46:27.780040692</meta:creation-date>
    <dc:date>2022-08-05T18:36:41.249110002</dc:date>
    <meta:editing-duration>PT7M46S</meta:editing-duration>
    <meta:editing-cycles>10</meta:editing-cycles>
    <meta:generator>LibreOffice/7.3.2.2$Linux_X86_64 LibreOffice_project/30$Build-2</meta:generator>
    <meta:document-statistic meta:table-count="0" meta:image-count="0" meta:object-count="0" meta:page-count="7" meta:paragraph-count="285" meta:word-count="988" meta:character-count="8854" meta:non-whitespace-character-count="6333"/>
  </office:meta>
</office:document-meta>
</file>